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3">
      <style:table-cell-properties style:rotation-align="none"/>
    </style:style>
    <style:style style:name="ce51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1">
      <style:table-cell-properties style:rotation-align="none"/>
    </style:style>
    <style:style style:name="ce5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4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505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ff979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ec2b8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ee2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ff505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ackground-color="#ff97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ackground-color="#fec2b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#fee2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8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Percent" style:data-style-name="N11">
      <style:table-cell-properties fo:border-bottom="0.74pt solid #000000" fo:background-color="#ff5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Percent" style:data-style-name="N11">
      <style:table-cell-properties fo:border-bottom="0.74pt solid #000000" fo:background-color="#ff97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Percent" style:data-style-name="N11">
      <style:table-cell-properties fo:border-bottom="0.74pt solid #000000" fo:background-color="#fec2b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Excel_20_Built-in_20_Percent" style:data-style-name="N11">
      <style:table-cell-properties fo:border-bottom="0.74pt solid #000000" fo:background-color="#fee2d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3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Distribución por edad y sexo: en 32 casos confirmados no ha sido posible identificar la edad o el sexo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1" office:value-type="string" calcext:value-type="string">
            <text:p>Hombre</text:p>
          </table:table-cell>
          <table:table-cell table:style-name="ce21" office:value-type="string" calcext:value-type="string">
            <text:p>Mujer</text:p>
          </table:table-cell>
          <table:table-cell table:style-name="ce21" office:value-type="string" calcext:value-type="string">
            <text:p>Total general</text:p>
          </table:table-cell>
          <table:table-cell table:style-name="ce47" office:value-type="string" calcext:value-type="string">
            <text:p>% <text:s/>sobre el total</text:p>
          </table:table-cell>
          <table:table-cell table:style-name="ce47" office:value-type="string" calcext:value-type="string">
            <text:p>% <text:s/>acumulado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B3]+[.C3]" office:value-type="float" office:value="5" calcext:value-type="float">
            <text:p>5</text:p>
          </table:table-cell>
          <table:table-cell table:style-name="ce48" table:formula="of:=[.D3]/[.$D$12]" office:value-type="percentage" office:value="0.00814332247557003" calcext:value-type="percentage">
            <text:p>0,8%</text:p>
          </table:table-cell>
          <table:table-cell table:style-name="ce54" table:formula="of:=[.E3]" office:value-type="percentage" office:value="0.00814332247557003" calcext:value-type="percentage">
            <text:p>1 %</text:p>
          </table:table-cell>
          <table:table-cell table:number-columns-repeated="6"/>
          <table:table-cell table:style-name="ce140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3" office:value-type="float" office:value="37" calcext:value-type="float">
            <text:p>37</text:p>
          </table:table-cell>
          <table:table-cell table:style-name="ce36" office:value-type="float" office:value="33" calcext:value-type="float">
            <text:p>33</text:p>
          </table:table-cell>
          <table:table-cell table:style-name="ce41" table:formula="of:=[.B4]+[.C4]" office:value-type="float" office:value="70" calcext:value-type="float">
            <text:p>70</text:p>
          </table:table-cell>
          <table:table-cell table:style-name="ce48" table:formula="of:=[.D4]/[.$D$12]" office:value-type="percentage" office:value="0.11400651465798" calcext:value-type="percentage">
            <text:p>11,4%</text:p>
          </table:table-cell>
          <table:table-cell table:style-name="ce55" table:formula="of:=[.F3]+[.E4]" office:value-type="percentage" office:value="0.12214983713355" calcext:value-type="percentage">
            <text:p>12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3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41" table:formula="of:=[.B5]+[.C5]" office:value-type="float" office:value="52" calcext:value-type="float">
            <text:p>52</text:p>
          </table:table-cell>
          <table:table-cell table:style-name="ce48" table:formula="of:=[.D5]/[.$D$12]" office:value-type="percentage" office:value="0.0846905537459283" calcext:value-type="percentage">
            <text:p>8,5%</text:p>
          </table:table-cell>
          <table:table-cell table:style-name="ce54" table:formula="of:=[.F4]+[.E5]" office:value-type="percentage" office:value="0.206840390879479" calcext:value-type="percentage">
            <text:p>21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3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41" table:formula="of:=[.B6]+[.C6]" office:value-type="float" office:value="83" calcext:value-type="float">
            <text:p>83</text:p>
          </table:table-cell>
          <table:table-cell table:style-name="ce48" table:formula="of:=[.D6]/[.$D$12]" office:value-type="percentage" office:value="0.135179153094463" calcext:value-type="percentage">
            <text:p>13,5%</text:p>
          </table:table-cell>
          <table:table-cell table:style-name="ce56" table:formula="of:=[.F5]+[.E6]" office:value-type="percentage" office:value="0.342019543973941" calcext:value-type="percentage">
            <text:p>34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39" calcext:value-type="float">
            <text:p>39</text:p>
          </table:table-cell>
          <table:table-cell table:style-name="ce41" table:formula="of:=[.B7]+[.C7]" office:value-type="float" office:value="79" calcext:value-type="float">
            <text:p>79</text:p>
          </table:table-cell>
          <table:table-cell table:style-name="ce48" table:formula="of:=[.D7]/[.$D$12]" office:value-type="percentage" office:value="0.128664495114007" calcext:value-type="percentage">
            <text:p>12,9%</text:p>
          </table:table-cell>
          <table:table-cell table:style-name="ce56" table:formula="of:=[.F6]+[.E7]" office:value-type="percentage" office:value="0.470684039087948" calcext:value-type="percentage">
            <text:p>47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3" office:value-type="float" office:value="49" calcext:value-type="float">
            <text:p>49</text:p>
          </table:table-cell>
          <table:table-cell table:style-name="ce36" office:value-type="float" office:value="48" calcext:value-type="float">
            <text:p>48</text:p>
          </table:table-cell>
          <table:table-cell table:style-name="ce41" table:formula="of:=[.B8]+[.C8]" office:value-type="float" office:value="97" calcext:value-type="float">
            <text:p>97</text:p>
          </table:table-cell>
          <table:table-cell table:style-name="ce48" table:formula="of:=[.D8]/[.$D$12]" office:value-type="percentage" office:value="0.157980456026059" calcext:value-type="percentage">
            <text:p>15,8%</text:p>
          </table:table-cell>
          <table:table-cell table:style-name="ce54" table:formula="of:=[.F7]+[.E8]" office:value-type="percentage" office:value="0.628664495114006" calcext:value-type="percentage">
            <text:p>63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3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41" table:formula="of:=[.B9]+[.C9]" office:value-type="float" office:value="81" calcext:value-type="float">
            <text:p>81</text:p>
          </table:table-cell>
          <table:table-cell table:style-name="ce48" table:formula="of:=[.D9]/[.$D$12]" office:value-type="percentage" office:value="0.131921824104235" calcext:value-type="percentage">
            <text:p>13,2%</text:p>
          </table:table-cell>
          <table:table-cell table:style-name="ce54" table:formula="of:=[.F8]+[.E9]" office:value-type="percentage" office:value="0.760586319218241" calcext:value-type="percentage">
            <text:p>76 %</text:p>
          </table:table-cell>
          <table:table-cell table:number-columns-repeated="6"/>
          <table:table-cell table:style-name="ce140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33" calcext:value-type="float">
            <text:p>33</text:p>
          </table:table-cell>
          <table:table-cell table:style-name="ce41" table:formula="of:=[.B10]+[.C10]" office:value-type="float" office:value="59" calcext:value-type="float">
            <text:p>59</text:p>
          </table:table-cell>
          <table:table-cell table:style-name="ce48" table:formula="of:=[.D10]/[.$D$12]" office:value-type="percentage" office:value="0.0960912052117264" calcext:value-type="percentage">
            <text:p>9,6%</text:p>
          </table:table-cell>
          <table:table-cell table:style-name="ce54" table:formula="of:=[.F9]+[.E10]" office:value-type="percentage" office:value="0.856677524429967" calcext:value-type="percentage">
            <text:p>86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41" table:formula="of:=[.B11]+[.C11]" office:value-type="float" office:value="88" calcext:value-type="float">
            <text:p>88</text:p>
          </table:table-cell>
          <table:table-cell table:style-name="ce49" table:formula="of:=[.D11]/[.$D$12]" office:value-type="percentage" office:value="0.143322475570033" calcext:value-type="percentage">
            <text:p>14,3%</text:p>
          </table:table-cell>
          <table:table-cell table:style-name="ce54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4" table:formula="of:=SUM([.B3:.B11])" office:value-type="float" office:value="290" calcext:value-type="float">
            <text:p>290</text:p>
          </table:table-cell>
          <table:table-cell table:style-name="ce24" table:formula="of:=SUM([.C3:.C11])" office:value-type="float" office:value="324" calcext:value-type="float">
            <text:p>324</text:p>
          </table:table-cell>
          <table:table-cell table:style-name="ce42" table:formula="of:=SUM([.D3:.D11])"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25" table:formula="of:=[.B12]/[.D12]" office:value-type="percentage" office:value="0.472312703583062" calcext:value-type="percentage">
            <text:p>47 %</text:p>
          </table:table-cell>
          <table:table-cell table:style-name="ce25" table:formula="of:=[.C12]/[.D12]" office:value-type="percentage" office:value="0.527687296416938" calcext:value-type="percentage">
            <text:p>53 %</text:p>
          </table:table-cell>
          <table:table-cell table:style-name="ce43"/>
          <table:table-cell table:number-columns-repeated="9"/>
        </table:table-row>
        <table:table-row table:style-name="ro1">
          <table:table-cell table:style-name="ce5"/>
          <table:table-cell table:style-name="ce25" table:number-columns-repeated="2"/>
          <table:table-cell table:style-name="ce43"/>
          <table:table-cell table:style-name="ce50"/>
          <table:table-cell table:number-columns-repeated="8"/>
        </table:table-row>
        <table:table-row table:style-name="ro1">
          <table:table-cell table:style-name="ce6" table:number-columns-repeated="4"/>
          <table:table-cell table:style-name="ce50"/>
          <table:table-cell table:number-columns-repeated="8"/>
        </table:table-row>
        <table:table-row table:style-name="ro1">
          <table:table-cell table:style-name="ce1" office:value-type="string" calcext:value-type="string">
            <text:p>Distribución por provincias: en 13 casos confirmads no ha sido posible identificar la provincia de procedencia</text:p>
          </table:table-cell>
          <table:table-cell table:number-columns-repeated="3"/>
          <table:table-cell table:style-name="ce50"/>
          <table:table-cell table:number-columns-repeated="8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1" office:value-type="string" calcext:value-type="string">
            <text:p>TERUEL</text:p>
          </table:table-cell>
          <table:table-cell table:style-name="ce21" office:value-type="string" calcext:value-type="string">
            <text:p>ZARAGOZA</text:p>
          </table:table-cell>
          <table:table-cell table:style-name="ce21" office:value-type="string" calcext:value-type="string">
            <text:p>OTROS/NO IdeNTIFICADO</text:p>
          </table:table-cell>
          <table:table-cell table:style-name="ce21" office:value-type="string" calcext:value-type="string">
            <text:p>Total general</text:p>
          </table:table-cell>
          <table:table-cell/>
          <table:table-cell table:style-name="ce81" office:value-type="string" calcext:value-type="string" table:number-columns-spanned="3" table:number-rows-spanned="1">
            <text:p>LETALIDAD</text:p>
          </table:table-cell>
          <table:covered-table-cell table:style-name="ce105"/>
          <table:covered-table-cell table:style-name="ce130"/>
          <table:table-cell table:number-columns-repeated="4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412" calcext:value-type="float">
            <text:p>412</text:p>
          </table:table-cell>
          <table:table-cell table:style-name="ce44" office:value-type="float" office:value="13" calcext:value-type="float">
            <text:p>13</text:p>
          </table:table-cell>
          <table:table-cell table:style-name="ce51" table:formula="of:=SUM([.A18:.D18])" office:value-type="float" office:value="646" calcext:value-type="float">
            <text:p>646</text:p>
          </table:table-cell>
          <table:table-cell/>
          <table:table-cell table:style-name="ce82" office:value-type="percentage" office:value="0.029" calcext:value-type="percentage" table:number-columns-spanned="3" table:number-rows-spanned="1">
            <text:p>2,90 %</text:p>
          </table:table-cell>
          <table:covered-table-cell table:style-name="ce106"/>
          <table:covered-table-cell table:style-name="ce131"/>
          <table:table-cell table:number-columns-repeated="4"/>
        </table:table-row>
        <table:table-row table:style-name="ro2">
          <table:table-cell table:style-name="ce9" table:formula="of:=[.A18]/[.$E$18]" office:value-type="percentage" office:value="0.219814241486068" calcext:value-type="percentage">
            <text:p>22,0%</text:p>
          </table:table-cell>
          <table:table-cell table:style-name="ce9" table:formula="of:=[.B18]/[.$E$18]" office:value-type="percentage" office:value="0.122291021671827" calcext:value-type="percentage">
            <text:p>12,2%</text:p>
          </table:table-cell>
          <table:table-cell table:style-name="ce9" table:formula="of:=[.C18]/[.$E$18]" office:value-type="percentage" office:value="0.637770897832817" calcext:value-type="percentage">
            <text:p>63,8%</text:p>
          </table:table-cell>
          <table:table-cell table:style-name="ce9" table:formula="of:=[.D18]/[.$E$18]" office:value-type="percentage" office:value="0.0201238390092879" calcext:value-type="percentage">
            <text:p>2,0%</text:p>
          </table:table-cell>
          <table:table-cell table:style-name="ce27"/>
          <table:table-cell table:number-columns-repeated="8"/>
        </table:table-row>
        <table:table-row table:style-name="ro2">
          <table:table-cell table:number-columns-repeated="6"/>
          <table:table-cell table:style-name="ce81" office:value-type="string" calcext:value-type="string" table:number-columns-spanned="3" table:number-rows-spanned="1">
            <text:p>MORTALIDAD/10.000</text:p>
          </table:table-cell>
          <table:covered-table-cell table:style-name="ce105"/>
          <table:covered-table-cell table:style-name="ce130"/>
          <table:table-cell table:number-columns-repeated="4"/>
        </table:table-row>
        <table:table-row table:style-name="ro2">
          <table:table-cell table:style-name="ce10" office:value-type="string" calcext:value-type="string">
            <text:p>Distribución por síntomas: en 6 casos confirmados no ha sido posible identificar la existencia o no de sintomatología</text:p>
          </table:table-cell>
          <table:table-cell table:number-columns-repeated="5"/>
          <table:table-cell table:style-name="ce83" office:value-type="float" office:value="14.5" calcext:value-type="float" table:number-columns-spanned="3" table:number-rows-spanned="1">
            <text:p>14,50</text:p>
          </table:table-cell>
          <table:covered-table-cell table:style-name="ce107"/>
          <table:covered-table-cell table:style-name="ce132"/>
          <table:table-cell table:number-columns-repeated="4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13" calcext:value-type="float">
            <text:p>313</text:p>
          </table:table-cell>
          <table:table-cell table:style-name="ce37" table:formula="of:=[.B22]/([.B22]+[.B23])" office:value-type="percentage" office:value="0.4890625" calcext:value-type="percentage">
            <text:p>49 %</text:p>
          </table:table-cell>
          <table:table-cell table:number-columns-repeated="10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7" office:value-type="float" office:value="327" calcext:value-type="float">
            <text:p>327</text:p>
          </table:table-cell>
          <table:table-cell table:style-name="ce38" table:formula="of:=[.B23]/([.B22]+[.B23])" office:value-type="percentage" office:value="0.5109375" calcext:value-type="percentage">
            <text:p>51 %</text:p>
          </table:table-cell>
          <table:table-cell table:number-columns-repeated="10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table:style-name="ce10" office:value-type="string" calcext:value-type="string">
            <text:p>Distribución por Zona Básica de Salud (ZBS): en 3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2 casos confirmado no ha sido posible identificar el sector sanitario.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2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8" office:value-type="float" office:value="35" calcext:value-type="float">
            <text:p>35</text:p>
          </table:table-cell>
          <table:table-cell table:style-name="ce39" table:formula="of:=[.B28]/[.$B$119]" office:value-type="percentage" office:value="0.0541795665634675" calcext:value-type="percentage">
            <text:p>5,42 %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57" office:value-type="string" calcext:value-type="string">
            <text:p>ZARAGOZA II</text:p>
          </table:table-cell>
          <table:table-cell table:style-name="ce84" office:value-type="float" office:value="171" calcext:value-type="float">
            <text:p>171</text:p>
          </table:table-cell>
          <table:table-cell table:style-name="ce108" table:formula="of:=[.G28]/[.$E$18]" office:value-type="percentage" office:value="0.264705882352941" calcext:value-type="percentage">
            <text:p>26,47 %</text:p>
          </table:table-cell>
          <table:table-cell table:style-name="ce133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8" office:value-type="float" office:value="33" calcext:value-type="float">
            <text:p>33</text:p>
          </table:table-cell>
          <table:table-cell table:style-name="ce39" table:formula="of:=[.B29]/[.$B$119]" office:value-type="percentage" office:value="0.0510835913312693" calcext:value-type="percentage">
            <text:p>5,11 %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58" office:value-type="string" calcext:value-type="string">
            <text:p>ZARAGOZA III</text:p>
          </table:table-cell>
          <table:table-cell table:style-name="ce85" office:value-type="float" office:value="109" calcext:value-type="float">
            <text:p>109</text:p>
          </table:table-cell>
          <table:table-cell table:style-name="ce109" table:formula="of:=[.G29]/[.$E$18]" office:value-type="percentage" office:value="0.168730650154799" calcext:value-type="percentage">
            <text:p>16,87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3">
          <table:table-cell table:style-name="ce14" office:value-type="string" calcext:value-type="string">
            <text:p>Sagasta-Ruiseñores</text:p>
          </table:table-cell>
          <table:table-cell table:style-name="ce14" office:value-type="float" office:value="27" calcext:value-type="float">
            <text:p>27</text:p>
          </table:table-cell>
          <table:table-cell table:style-name="ce39" table:formula="of:=[.B30]/[.$B$119]" office:value-type="percentage" office:value="0.0417956656346749" calcext:value-type="percentage">
            <text:p>4,18 %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59" office:value-type="string" calcext:value-type="string">
            <text:p>ZARAGOZA I</text:p>
          </table:table-cell>
          <table:table-cell table:style-name="ce86" office:value-type="float" office:value="106" calcext:value-type="float">
            <text:p>106</text:p>
          </table:table-cell>
          <table:table-cell table:style-name="ce110" table:formula="of:=[.G30]/[.$E$18]" office:value-type="percentage" office:value="0.164086687306502" calcext:value-type="percentage">
            <text:p>16,41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9" office:value-type="float" office:value="26" calcext:value-type="float">
            <text:p>26</text:p>
          </table:table-cell>
          <table:table-cell table:style-name="ce39" table:formula="of:=[.B31]/[.$B$119]" office:value-type="percentage" office:value="0.0402476780185759" calcext:value-type="percentage">
            <text:p>4,02 %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BARBASTRO</text:p>
          </table:table-cell>
          <table:table-cell table:style-name="ce87" office:value-type="float" office:value="85" calcext:value-type="float">
            <text:p>85</text:p>
          </table:table-cell>
          <table:table-cell table:style-name="ce111" table:formula="of:=[.G31]/[.$E$18]" office:value-type="percentage" office:value="0.131578947368421" calcext:value-type="percentage">
            <text:p>13,16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9" office:value-type="float" office:value="21" calcext:value-type="float">
            <text:p>21</text:p>
          </table:table-cell>
          <table:table-cell table:style-name="ce39" table:formula="of:=[.B32]/[.$B$119]" office:value-type="percentage" office:value="0.0325077399380805" calcext:value-type="percentage">
            <text:p>3,25 %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61" office:value-type="string" calcext:value-type="string">
            <text:p>TERUEL</text:p>
          </table:table-cell>
          <table:table-cell table:style-name="ce88" office:value-type="float" office:value="67" calcext:value-type="float">
            <text:p>67</text:p>
          </table:table-cell>
          <table:table-cell table:style-name="ce112" table:formula="of:=[.G32]/[.$E$18]" office:value-type="percentage" office:value="0.103715170278638" calcext:value-type="percentage">
            <text:p>10,37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9" office:value-type="float" office:value="16" calcext:value-type="float">
            <text:p>16</text:p>
          </table:table-cell>
          <table:table-cell table:style-name="ce39" table:formula="of:=[.B33]/[.$B$119]" office:value-type="percentage" office:value="0.0247678018575851" calcext:value-type="percentage">
            <text:p>2,48 %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62" office:value-type="string" calcext:value-type="string">
            <text:p>HUESCA</text:p>
          </table:table-cell>
          <table:table-cell table:style-name="ce89" office:value-type="float" office:value="53" calcext:value-type="float">
            <text:p>53</text:p>
          </table:table-cell>
          <table:table-cell table:style-name="ce113" table:formula="of:=[.G33]/[.$E$18]" office:value-type="percentage" office:value="0.0820433436532508" calcext:value-type="percentage">
            <text:p>8,20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8" office:value-type="float" office:value="15" calcext:value-type="float">
            <text:p>15</text:p>
          </table:table-cell>
          <table:table-cell table:style-name="ce39" table:formula="of:=[.B34]/[.$B$119]" office:value-type="percentage" office:value="0.0232198142414861" calcext:value-type="percentage">
            <text:p>2,32 %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63" office:value-type="string" calcext:value-type="string">
            <text:p>ALCAÑIZ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formula="of:=[.G34]/[.$E$18]" office:value-type="percentage" office:value="0.0185758513931889" calcext:value-type="percentage">
            <text:p>1,86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8" office:value-type="float" office:value="15" calcext:value-type="float">
            <text:p>15</text:p>
          </table:table-cell>
          <table:table-cell table:style-name="ce39" table:formula="of:=[.B35]/[.$B$119]" office:value-type="percentage" office:value="0.0232198142414861" calcext:value-type="percentage">
            <text:p>2,32 %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91" office:value-type="float" office:value="11" calcext:value-type="float">
            <text:p>11</text:p>
          </table:table-cell>
          <table:table-cell table:style-name="ce115" table:formula="of:=[.G35]/[.$E$18]" office:value-type="percentage" office:value="0.0170278637770898" calcext:value-type="percentage">
            <text:p>1,70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8" office:value-type="float" office:value="15" calcext:value-type="float">
            <text:p>15</text:p>
          </table:table-cell>
          <table:table-cell table:style-name="ce39" table:formula="of:=[.B36]/[.$B$119]" office:value-type="percentage" office:value="0.0232198142414861" calcext:value-type="percentage">
            <text:p>2,32 %</text:p>
          </table:table-cell>
          <table:table-cell table:style-name="ce45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o identificado</text:p>
          </table:table-cell>
          <table:table-cell table:style-name="ce92" office:value-type="float" office:value="32" calcext:value-type="float">
            <text:p>32</text:p>
          </table:table-cell>
          <table:table-cell table:style-name="ce116" table:formula="of:=[.G36]/[.$E$18]" office:value-type="percentage" office:value="0.0495356037151703" calcext:value-type="percentage">
            <text:p>4,95 %</text:p>
          </table:table-cell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Alfajarín</text:p>
          </table:table-cell>
          <table:table-cell table:style-name="ce30" office:value-type="float" office:value="13" calcext:value-type="float">
            <text:p>13</text:p>
          </table:table-cell>
          <table:table-cell table:style-name="ce39" table:formula="of:=[.B37]/[.$B$119]" office:value-type="percentage" office:value="0.0201238390092879" calcext:value-type="percentage">
            <text:p>2,01 %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93" table:formula="of:=SUM([.G28:.G36])" office:value-type="float" office:value="646" calcext:value-type="float">
            <text:p>646</text:p>
          </table:table-cell>
          <table:table-cell table:style-name="ce117"/>
          <table:table-cell table:style-name="ce134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Rebolería</text:p>
          </table:table-cell>
          <table:table-cell table:style-name="ce30" office:value-type="float" office:value="13" calcext:value-type="float">
            <text:p>13</text:p>
          </table:table-cell>
          <table:table-cell table:style-name="ce39" table:formula="of:=[.B38]/[.$B$119]" office:value-type="percentage" office:value="0.0201238390092879" calcext:value-type="percentage">
            <text:p>2,01 %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style-name="ce16" office:value-type="string" calcext:value-type="string">
            <text:p>Bombarda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39]/[.$B$119]" office:value-type="percentage" office:value="0.0185758513931889" calcext:value-type="percentage">
            <text:p>1,86 %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4"/>
          <table:table-cell table:style-name="ce67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40]/[.$B$119]" office:value-type="percentage" office:value="0.0185758513931889" calcext:value-type="percentage">
            <text:p>1,86 %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4"/>
          <table:table-cell table:style-name="ce135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Fuentes de Ebro</text:p>
          </table:table-cell>
          <table:table-cell table:style-name="ce30" office:value-type="float" office:value="11" calcext:value-type="float">
            <text:p>11</text:p>
          </table:table-cell>
          <table:table-cell table:style-name="ce39" table:formula="of:=[.B41]/[.$B$119]" office:value-type="percentage" office:value="0.0170278637770898" calcext:value-type="percentage">
            <text:p>1,70 %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4"/>
          <table:table-cell table:style-name="ce7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Las Fuentes Norte</text:p>
          </table:table-cell>
          <table:table-cell table:style-name="ce30" office:value-type="float" office:value="11" calcext:value-type="float">
            <text:p>11</text:p>
          </table:table-cell>
          <table:table-cell table:style-name="ce39" table:formula="of:=[.B42]/[.$B$119]" office:value-type="percentage" office:value="0.0170278637770898" calcext:value-type="percentage">
            <text:p>1,70 %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style-name="ce67" office:value-type="string" calcext:value-type="string">
            <text:p>Casos en municipios con más de 10.000 habitantes</text:p>
          </table:table-cell>
          <table:table-cell table:style-name="ce67" table:number-columns-repeated="2"/>
          <table:table-cell table:style-name="ce7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43]/[.$B$119]" office:value-type="percentage" office:value="0.0154798761609907" calcext:value-type="percentage">
            <text:p>1,55 %</text:p>
          </table:table-cell>
          <table:table-cell table:style-name="ce45" office:value-type="float" office:value="16" calcext:value-type="float">
            <text:p>16</text:p>
          </table:table-cell>
          <table:table-cell/>
          <table:table-cell table:style-name="ce68" office:value-type="string" calcext:value-type="string">
            <text:p>MUNICIPIO</text:p>
          </table:table-cell>
          <table:table-cell table:style-name="ce68" office:value-type="string" calcext:value-type="string">
            <text:p>nº casos</text:p>
          </table:table-cell>
          <table:table-cell table:style-name="ce68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Ejea de los Caballeros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44]/[.$B$119]" office:value-type="percentage" office:value="0.0154798761609907" calcext:value-type="percentage">
            <text:p>1,55 %</text:p>
          </table:table-cell>
          <table:table-cell table:style-name="ce45" office:value-type="float" office:value="17" calcext:value-type="float">
            <text:p>17</text:p>
          </table:table-cell>
          <table:table-cell/>
          <table:table-cell table:style-name="ce69" office:value-type="string" calcext:value-type="string">
            <text:p>Zaragoza</text:p>
          </table:table-cell>
          <table:table-cell table:style-name="ce94" office:value-type="float" office:value="309" calcext:value-type="float">
            <text:p>309</text:p>
          </table:table-cell>
          <table:table-cell table:style-name="ce118" table:formula="of:=[.G44]/[.$B$119]" office:value-type="percentage" office:value="0.478328173374613" calcext:value-type="percentage">
            <text:p>47,83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45]/[.$B$119]" office:value-type="percentage" office:value="0.0154798761609907" calcext:value-type="percentage">
            <text:p>1,55 %</text:p>
          </table:table-cell>
          <table:table-cell table:style-name="ce45" office:value-type="float" office:value="18" calcext:value-type="float">
            <text:p>18</text:p>
          </table:table-cell>
          <table:table-cell table:style-name="ce53"/>
          <table:table-cell table:style-name="ce70" office:value-type="string" calcext:value-type="string">
            <text:p>Teruel</text:p>
          </table:table-cell>
          <table:table-cell table:style-name="ce95" office:value-type="float" office:value="49" calcext:value-type="float">
            <text:p>49</text:p>
          </table:table-cell>
          <table:table-cell table:style-name="ce119" table:formula="of:=[.G45]/[.$B$119]" office:value-type="percentage" office:value="0.0758513931888545" calcext:value-type="percentage">
            <text:p>7,59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Valdespartera-Montecanal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46]/[.$B$119]" office:value-type="percentage" office:value="0.0154798761609907" calcext:value-type="percentage">
            <text:p>1,55 %</text:p>
          </table:table-cell>
          <table:table-cell table:style-name="ce45" office:value-type="float" office:value="19" calcext:value-type="float">
            <text:p>19</text:p>
          </table:table-cell>
          <table:table-cell/>
          <table:table-cell table:style-name="ce71" office:value-type="string" calcext:value-type="string">
            <text:p>Huesca</text:p>
          </table:table-cell>
          <table:table-cell table:style-name="ce96" office:value-type="float" office:value="29" calcext:value-type="float">
            <text:p>29</text:p>
          </table:table-cell>
          <table:table-cell table:style-name="ce120" table:formula="of:=[.G46]/[.$B$119]" office:value-type="percentage" office:value="0.0448916408668731" calcext:value-type="percentage">
            <text:p>4,49 %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Delicias Sur</text:p>
          </table:table-cell>
          <table:table-cell table:style-name="ce31" office:value-type="float" office:value="9" calcext:value-type="float">
            <text:p>9</text:p>
          </table:table-cell>
          <table:table-cell table:style-name="ce40" table:formula="of:=[.B47]/[.$B$119]" office:value-type="percentage" office:value="0.0139318885448916" calcext:value-type="percentage">
            <text:p>1,39 %</text:p>
          </table:table-cell>
          <table:table-cell table:style-name="ce46" office:value-type="float" office:value="20" calcext:value-type="float">
            <text:p>20</text:p>
          </table:table-cell>
          <table:table-cell/>
          <table:table-cell table:style-name="ce70" office:value-type="string" calcext:value-type="string">
            <text:p>Barbastro</text:p>
          </table:table-cell>
          <table:table-cell table:style-name="ce95" office:value-type="float" office:value="25" calcext:value-type="float">
            <text:p>25</text:p>
          </table:table-cell>
          <table:table-cell table:style-name="ce119" table:formula="of:=[.G47]/[.$B$119]" office:value-type="percentage" office:value="0.0386996904024768" calcext:value-type="percentage">
            <text:p>3,87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Fraga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48]/[.$B$119]" office:value-type="percentage" office:value="0.0139318885448916" calcext:value-type="percentage">
            <text:p>1,39 %</text:p>
          </table:table-cell>
          <table:table-cell table:style-name="ce46" office:value-type="float" office:value="21" calcext:value-type="float">
            <text:p>21</text:p>
          </table:table-cell>
          <table:table-cell/>
          <table:table-cell table:style-name="ce71" office:value-type="string" calcext:value-type="string">
            <text:p>Monzón</text:p>
          </table:table-cell>
          <table:table-cell table:style-name="ce96" office:value-type="float" office:value="21" calcext:value-type="float">
            <text:p>21</text:p>
          </table:table-cell>
          <table:table-cell table:style-name="ce120" table:formula="of:=[.G48]/[.$B$119]" office:value-type="percentage" office:value="0.0325077399380805" calcext:value-type="percentage">
            <text:p>3,25 %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Huesca Capital Nº 1 (Perpetuo Socorro)</text:p>
          </table:table-cell>
          <table:table-cell table:style-name="ce31" office:value-type="float" office:value="9" calcext:value-type="float">
            <text:p>9</text:p>
          </table:table-cell>
          <table:table-cell table:style-name="ce40" table:formula="of:=[.B49]/[.$B$119]" office:value-type="percentage" office:value="0.0139318885448916" calcext:value-type="percentage">
            <text:p>1,39 %</text:p>
          </table:table-cell>
          <table:table-cell table:style-name="ce46" office:value-type="float" office:value="22" calcext:value-type="float">
            <text:p>22</text:p>
          </table:table-cell>
          <table:table-cell/>
          <table:table-cell table:style-name="ce70" office:value-type="string" calcext:value-type="string">
            <text:p>Ejea de los Caballeros</text:p>
          </table:table-cell>
          <table:table-cell table:style-name="ce95" office:value-type="float" office:value="10" calcext:value-type="float">
            <text:p>10</text:p>
          </table:table-cell>
          <table:table-cell table:style-name="ce119" table:formula="of:=[.G49]/[.$B$119]" office:value-type="percentage" office:value="0.0154798761609907" calcext:value-type="percentage">
            <text:p>1,55 %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Huesca Capital Nº 3 (Pirineos)</text:p>
          </table:table-cell>
          <table:table-cell table:style-name="ce31" office:value-type="float" office:value="9" calcext:value-type="float">
            <text:p>9</text:p>
          </table:table-cell>
          <table:table-cell table:style-name="ce40" table:formula="of:=[.B50]/[.$B$119]" office:value-type="percentage" office:value="0.0139318885448916" calcext:value-type="percentage">
            <text:p>1,39 %</text:p>
          </table:table-cell>
          <table:table-cell table:style-name="ce46" office:value-type="float" office:value="23" calcext:value-type="float">
            <text:p>23</text:p>
          </table:table-cell>
          <table:table-cell/>
          <table:table-cell table:style-name="ce71" office:value-type="string" calcext:value-type="string">
            <text:p>Jaca</text:p>
          </table:table-cell>
          <table:table-cell table:style-name="ce96" office:value-type="float" office:value="7" calcext:value-type="float">
            <text:p>7</text:p>
          </table:table-cell>
          <table:table-cell table:style-name="ce120" table:formula="of:=[.G50]/[.$B$119]" office:value-type="percentage" office:value="0.0108359133126935" calcext:value-type="percentage">
            <text:p>1,08 %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Independencia</text:p>
          </table:table-cell>
          <table:table-cell table:style-name="ce31" office:value-type="float" office:value="9" calcext:value-type="float">
            <text:p>9</text:p>
          </table:table-cell>
          <table:table-cell table:style-name="ce40" table:formula="of:=[.B51]/[.$B$119]" office:value-type="percentage" office:value="0.0139318885448916" calcext:value-type="percentage">
            <text:p>1,39 %</text:p>
          </table:table-cell>
          <table:table-cell table:style-name="ce46" office:value-type="float" office:value="24" calcext:value-type="float">
            <text:p>24</text:p>
          </table:table-cell>
          <table:table-cell/>
          <table:table-cell table:style-name="ce70" office:value-type="string" calcext:value-type="string">
            <text:p>Calatayud</text:p>
          </table:table-cell>
          <table:table-cell table:style-name="ce95" office:value-type="float" office:value="6" calcext:value-type="float">
            <text:p>6</text:p>
          </table:table-cell>
          <table:table-cell table:style-name="ce119" table:formula="of:=[.G51]/[.$B$119]" office:value-type="percentage" office:value="0.00928792569659443" calcext:value-type="percentage">
            <text:p>0,93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7" office:value-type="string" calcext:value-type="string">
            <text:p>Madre Vedruna-Miraflores</text:p>
          </table:table-cell>
          <table:table-cell table:style-name="ce31" office:value-type="float" office:value="9" calcext:value-type="float">
            <text:p>9</text:p>
          </table:table-cell>
          <table:table-cell table:style-name="ce40" table:formula="of:=[.B52]/[.$B$119]" office:value-type="percentage" office:value="0.0139318885448916" calcext:value-type="percentage">
            <text:p>1,39 %</text:p>
          </table:table-cell>
          <table:table-cell table:style-name="ce46" office:value-type="float" office:value="25" calcext:value-type="float">
            <text:p>25</text:p>
          </table:table-cell>
          <table:table-cell/>
          <table:table-cell table:style-name="ce71" office:value-type="string" calcext:value-type="string">
            <text:p>Fraga</text:p>
          </table:table-cell>
          <table:table-cell table:style-name="ce96" office:value-type="float" office:value="6" calcext:value-type="float">
            <text:p>6</text:p>
          </table:table-cell>
          <table:table-cell table:style-name="ce120" table:formula="of:=[.G52]/[.$B$119]" office:value-type="percentage" office:value="0.00928792569659443" calcext:value-type="percentage">
            <text:p>0,9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Sabiñánigo</text:p>
          </table:table-cell>
          <table:table-cell table:style-name="ce33" office:value-type="float" office:value="9" calcext:value-type="float">
            <text:p>9</text:p>
          </table:table-cell>
          <table:table-cell table:style-name="ce40" table:formula="of:=[.B53]/[.$B$119]" office:value-type="percentage" office:value="0.0139318885448916" calcext:value-type="percentage">
            <text:p>1,39 %</text:p>
          </table:table-cell>
          <table:table-cell table:style-name="ce46" office:value-type="float" office:value="26" calcext:value-type="float">
            <text:p>26</text:p>
          </table:table-cell>
          <table:table-cell/>
          <table:table-cell table:style-name="ce70" office:value-type="string" calcext:value-type="string">
            <text:p>Utebo</text:p>
          </table:table-cell>
          <table:table-cell table:style-name="ce95" office:value-type="float" office:value="4" calcext:value-type="float">
            <text:p>4</text:p>
          </table:table-cell>
          <table:table-cell table:style-name="ce119" table:formula="of:=[.G53]/[.$B$119]" office:value-type="percentage" office:value="0.00619195046439629" calcext:value-type="percentage">
            <text:p>0,62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Venecia</text:p>
          </table:table-cell>
          <table:table-cell table:style-name="ce33" office:value-type="float" office:value="9" calcext:value-type="float">
            <text:p>9</text:p>
          </table:table-cell>
          <table:table-cell table:style-name="ce40" table:formula="of:=[.B54]/[.$B$119]" office:value-type="percentage" office:value="0.0139318885448916" calcext:value-type="percentage">
            <text:p>1,39 %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71" office:value-type="string" calcext:value-type="string">
            <text:p>Cuarte de Huerva</text:p>
          </table:table-cell>
          <table:table-cell table:style-name="ce96" office:value-type="float" office:value="4" calcext:value-type="float">
            <text:p>4</text:p>
          </table:table-cell>
          <table:table-cell table:style-name="ce120" table:formula="of:=[.G54]/[.$B$119]" office:value-type="percentage" office:value="0.00619195046439629" calcext:value-type="percentage">
            <text:p>0,62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9" office:value-type="string" calcext:value-type="string">
            <text:p>Zalfonada</text:p>
          </table:table-cell>
          <table:table-cell table:style-name="ce33" office:value-type="float" office:value="9" calcext:value-type="float">
            <text:p>9</text:p>
          </table:table-cell>
          <table:table-cell table:style-name="ce40" table:formula="of:=[.B55]/[.$B$119]" office:value-type="percentage" office:value="0.0139318885448916" calcext:value-type="percentage">
            <text:p>1,39 %</text:p>
          </table:table-cell>
          <table:table-cell table:style-name="ce46" office:value-type="float" office:value="28" calcext:value-type="float">
            <text:p>28</text:p>
          </table:table-cell>
          <table:table-cell/>
          <table:table-cell table:style-name="ce70" office:value-type="string" calcext:value-type="string">
            <text:p>Tarazona</text:p>
          </table:table-cell>
          <table:table-cell table:style-name="ce95" office:value-type="float" office:value="3" calcext:value-type="float">
            <text:p>3</text:p>
          </table:table-cell>
          <table:table-cell table:style-name="ce119" table:formula="of:=[.G55]/[.$B$119]" office:value-type="percentage" office:value="0.00464396284829721" calcext:value-type="percentage">
            <text:p>0,4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lagón</text:p>
          </table:table-cell>
          <table:table-cell table:style-name="ce33" office:value-type="float" office:value="8" calcext:value-type="float">
            <text:p>8</text:p>
          </table:table-cell>
          <table:table-cell table:style-name="ce40" table:formula="of:=[.B56]/[.$B$119]" office:value-type="percentage" office:value="0.0123839009287926" calcext:value-type="percentage">
            <text:p>1,24 %</text:p>
          </table:table-cell>
          <table:table-cell table:style-name="ce46" office:value-type="float" office:value="29" calcext:value-type="float">
            <text:p>29</text:p>
          </table:table-cell>
          <table:table-cell/>
          <table:table-cell table:style-name="ce71" office:value-type="string" calcext:value-type="string">
            <text:p>Alcañiz</text:p>
          </table:table-cell>
          <table:table-cell table:style-name="ce96" office:value-type="float" office:value="3" calcext:value-type="float">
            <text:p>3</text:p>
          </table:table-cell>
          <table:table-cell table:style-name="ce120" table:formula="of:=[.G56]/[.$B$119]" office:value-type="percentage" office:value="0.00464396284829721" calcext:value-type="percentage">
            <text:p>0,4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Fernando El Católico</text:p>
          </table:table-cell>
          <table:table-cell table:style-name="ce33" office:value-type="float" office:value="8" calcext:value-type="float">
            <text:p>8</text:p>
          </table:table-cell>
          <table:table-cell table:style-name="ce40" table:formula="of:=[.B57]/[.$B$119]" office:value-type="percentage" office:value="0.0123839009287926" calcext:value-type="percentage">
            <text:p>1,24 %</text:p>
          </table:table-cell>
          <table:table-cell table:style-name="ce46" office:value-type="float" office:value="30" calcext:value-type="float">
            <text:p>30</text:p>
          </table:table-cell>
          <table:table-cell/>
          <table:table-cell table:style-name="ce72" office:value-type="string" calcext:value-type="string">
            <text:p>TOTAL</text:p>
          </table:table-cell>
          <table:table-cell table:style-name="ce97" table:formula="of:=SUM([.G44:.G56])" office:value-type="float" office:value="476" calcext:value-type="float">
            <text:p>476</text:p>
          </table:table-cell>
          <table:table-cell table:style-name="ce121" table:formula="of:=[.G57]/[.B119]" office:value-type="percentage" office:value="0.736842105263158" calcext:value-type="percentage">
            <text:p>73,68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Univérsitas</text:p>
          </table:table-cell>
          <table:table-cell table:style-name="ce33" office:value-type="float" office:value="8" calcext:value-type="float">
            <text:p>8</text:p>
          </table:table-cell>
          <table:table-cell table:style-name="ce40" table:formula="of:=[.B58]/[.$B$119]" office:value-type="percentage" office:value="0.0123839009287926" calcext:value-type="percentage">
            <text:p>1,24 %</text:p>
          </table:table-cell>
          <table:table-cell table:style-name="ce46" office:value-type="float" office:value="31" calcext:value-type="float">
            <text:p>31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2">
          <table:table-cell table:style-name="ce19" office:value-type="string" calcext:value-type="string">
            <text:p>Delicias Norte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9]/[.$B$119]" office:value-type="percentage" office:value="0.0108359133126935" calcext:value-type="percentage">
            <text:p>1,08 %</text:p>
          </table:table-cell>
          <table:table-cell table:style-name="ce46" office:value-type="float" office:value="32" calcext:value-type="float">
            <text:p>32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2">
          <table:table-cell table:style-name="ce19" office:value-type="string" calcext:value-type="string">
            <text:p>Huesca Capital Nº 2 (Santo Grial)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60]/[.$B$119]" office:value-type="percentage" office:value="0.0108359133126935" calcext:value-type="percentage">
            <text:p>1,08 %</text:p>
          </table:table-cell>
          <table:table-cell table:style-name="ce46"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istribución por Comarcas: en 25 casos confirmado no ha sido posible identificar el sector sanitario.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María de Huerva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61]/[.$B$119]" office:value-type="percentage" office:value="0.0108359133126935" calcext:value-type="percentage">
            <text:p>1,08 %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OMARCA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136"/>
          <table:table-cell table:number-columns-repeated="3"/>
        </table:table-row>
        <table:table-row table:style-name="ro2">
          <table:table-cell table:style-name="ce19" office:value-type="string" calcext:value-type="string">
            <text:p>San Pablo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62]/[.$B$119]" office:value-type="percentage" office:value="0.0108359133126935" calcext:value-type="percentage">
            <text:p>1,08 %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table:style-name="ce74" office:value-type="string" calcext:value-type="string">
            <text:p>Mancomunidad Central De Zaragoza</text:p>
          </table:table-cell>
          <table:table-cell table:style-name="ce98" office:value-type="float" office:value="338" calcext:value-type="float">
            <text:p>338</text:p>
          </table:table-cell>
          <table:table-cell table:style-name="ce122" table:formula="of:=[.G62]/[.$G$96]" office:value-type="percentage" office:value="0.523219814241486" calcext:value-type="percentage">
            <text:p>52,32 %</text:p>
          </table:table-cell>
          <table:table-cell/>
          <table:table-cell table:style-name="ce136"/>
          <table:table-cell table:style-name="ce137" office:value-type="string" calcext:value-type="string">
            <text:p>&gt;20</text:p>
          </table:table-cell>
          <table:table-cell table:style-name="ce139"/>
          <table:table-cell/>
        </table:table-row>
        <table:table-row table:style-name="ro2">
          <table:table-cell table:style-name="ce19" office:value-type="string" calcext:value-type="string">
            <text:p>Torre Ramona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63]/[.$B$119]" office:value-type="percentage" office:value="0.0108359133126935" calcext:value-type="percentage">
            <text:p>1,08 %</text:p>
          </table:table-cell>
          <table:table-cell table:style-name="ce46" office:value-type="float" office:value="36" calcext:value-type="float">
            <text:p>36</text:p>
          </table:table-cell>
          <table:table-cell/>
          <table:table-cell table:style-name="ce75" office:value-type="string" calcext:value-type="string">
            <text:p>Comunidad De Teruel</text:p>
          </table:table-cell>
          <table:table-cell table:style-name="ce99" office:value-type="float" office:value="52" calcext:value-type="float">
            <text:p>52</text:p>
          </table:table-cell>
          <table:table-cell table:style-name="ce123" table:formula="of:=[.G63]/[.$G$96]" office:value-type="percentage" office:value="0.0804953560371517" calcext:value-type="percentage">
            <text:p>8,05 %</text:p>
          </table:table-cell>
          <table:table-cell/>
          <table:table-cell table:style-name="ce136"/>
          <table:table-cell table:style-name="ce138" office:value-type="string" calcext:value-type="string">
            <text:p>15-20</text:p>
          </table:table-cell>
          <table:table-cell table:style-name="ce100"/>
          <table:table-cell/>
        </table:table-row>
        <table:table-row table:style-name="ro2">
          <table:table-cell table:style-name="ce19" office:value-type="string" calcext:value-type="string">
            <text:p>Utebo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64]/[.$B$119]" office:value-type="percentage" office:value="0.0108359133126935" calcext:value-type="percentage">
            <text:p>1,08 %</text:p>
          </table:table-cell>
          <table:table-cell table:style-name="ce46" office:value-type="float" office:value="37" calcext:value-type="float">
            <text:p>37</text:p>
          </table:table-cell>
          <table:table-cell/>
          <table:table-cell table:style-name="ce75" office:value-type="string" calcext:value-type="string">
            <text:p>Hoya De Huesca / Plana De Uesca</text:p>
          </table:table-cell>
          <table:table-cell table:style-name="ce99" office:value-type="float" office:value="27" calcext:value-type="float">
            <text:p>27</text:p>
          </table:table-cell>
          <table:table-cell table:style-name="ce123" table:formula="of:=[.G64]/[.$G$96]" office:value-type="percentage" office:value="0.0417956656346749" calcext:value-type="percentage">
            <text:p>4,18 %</text:p>
          </table:table-cell>
          <table:table-cell/>
          <table:table-cell table:style-name="ce136"/>
          <table:table-cell table:style-name="ce138" office:value-type="string" calcext:value-type="string">
            <text:p>10-14</text:p>
          </table:table-cell>
          <table:table-cell table:style-name="ce101"/>
          <table:table-cell/>
        </table:table-row>
        <table:table-row table:style-name="ro2">
          <table:table-cell table:style-name="ce19" office:value-type="string" calcext:value-type="string">
            <text:p>Actur Sur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5]/[.$B$119]" office:value-type="percentage" office:value="0.00928792569659443" calcext:value-type="percentage">
            <text:p>0,93 %</text:p>
          </table:table-cell>
          <table:table-cell table:style-name="ce46" office:value-type="float" office:value="38" calcext:value-type="float">
            <text:p>38</text:p>
          </table:table-cell>
          <table:table-cell/>
          <table:table-cell table:style-name="ce75" office:value-type="string" calcext:value-type="string">
            <text:p>Somontano De Barbastro</text:p>
          </table:table-cell>
          <table:table-cell table:style-name="ce99" office:value-type="float" office:value="26" calcext:value-type="float">
            <text:p>26</text:p>
          </table:table-cell>
          <table:table-cell table:style-name="ce123" table:formula="of:=[.G65]/[.$G$96]" office:value-type="percentage" office:value="0.0402476780185759" calcext:value-type="percentage">
            <text:p>4,02 %</text:p>
          </table:table-cell>
          <table:table-cell/>
          <table:table-cell table:style-name="ce136"/>
          <table:table-cell table:style-name="ce138" office:value-type="string" calcext:value-type="string">
            <text:p>5-9</text:p>
          </table:table-cell>
          <table:table-cell table:style-name="ce102"/>
          <table:table-cell/>
        </table:table-row>
        <table:table-row table:style-name="ro2">
          <table:table-cell table:style-name="ce19" office:value-type="string" calcext:value-type="string">
            <text:p>Calatayud Urbana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6]/[.$B$119]" office:value-type="percentage" office:value="0.00928792569659443" calcext:value-type="percentage">
            <text:p>0,93 %</text:p>
          </table:table-cell>
          <table:table-cell table:style-name="ce46" office:value-type="float" office:value="39" calcext:value-type="float">
            <text:p>39</text:p>
          </table:table-cell>
          <table:table-cell/>
          <table:table-cell table:style-name="ce75" office:value-type="string" calcext:value-type="string">
            <text:p>Cinca Medio</text:p>
          </table:table-cell>
          <table:table-cell table:style-name="ce99" office:value-type="float" office:value="25" calcext:value-type="float">
            <text:p>25</text:p>
          </table:table-cell>
          <table:table-cell table:style-name="ce123" table:formula="of:=[.G66]/[.$G$96]" office:value-type="percentage" office:value="0.0386996904024768" calcext:value-type="percentage">
            <text:p>3,87 %</text:p>
          </table:table-cell>
          <table:table-cell/>
          <table:table-cell table:style-name="ce136"/>
          <table:table-cell table:style-name="ce138" office:value-type="string" calcext:value-type="string">
            <text:p>0-4</text:p>
          </table:table-cell>
          <table:table-cell table:style-name="ce103"/>
          <table:table-cell/>
        </table:table-row>
        <table:table-row table:style-name="ro2">
          <table:table-cell table:style-name="ce19" office:value-type="string" calcext:value-type="string">
            <text:p>Casetas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7]/[.$B$119]" office:value-type="percentage" office:value="0.00928792569659443" calcext:value-type="percentage">
            <text:p>0,93 %</text:p>
          </table:table-cell>
          <table:table-cell table:style-name="ce46" office:value-type="float" office:value="40" calcext:value-type="float">
            <text:p>40</text:p>
          </table:table-cell>
          <table:table-cell/>
          <table:table-cell table:style-name="ce76" office:value-type="string" calcext:value-type="string">
            <text:p>La Litera / La Llitera</text:p>
          </table:table-cell>
          <table:table-cell table:style-name="ce100" office:value-type="float" office:value="16" calcext:value-type="float">
            <text:p>16</text:p>
          </table:table-cell>
          <table:table-cell table:style-name="ce124" table:formula="of:=[.G67]/[.$G$96]" office:value-type="percentage" office:value="0.0247678018575851" calcext:value-type="percentage">
            <text:p>2,48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9" office:value-type="string" calcext:value-type="string">
            <text:p>Oliver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8]/[.$B$119]" office:value-type="percentage" office:value="0.00928792569659443" calcext:value-type="percentage">
            <text:p>0,93 %</text:p>
          </table:table-cell>
          <table:table-cell table:style-name="ce46" office:value-type="float" office:value="41" calcext:value-type="float">
            <text:p>41</text:p>
          </table:table-cell>
          <table:table-cell/>
          <table:table-cell table:style-name="ce77" office:value-type="string" calcext:value-type="string">
            <text:p>Cinco Villas</text:p>
          </table:table-cell>
          <table:table-cell table:style-name="ce101" office:value-type="float" office:value="14" calcext:value-type="float">
            <text:p>14</text:p>
          </table:table-cell>
          <table:table-cell table:style-name="ce125" table:formula="of:=[.G68]/[.$G$96]" office:value-type="percentage" office:value="0.021671826625387" calcext:value-type="percentage">
            <text:p>2,17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9" office:value-type="string" calcext:value-type="string">
            <text:p>San José Norte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9]/[.$B$119]" office:value-type="percentage" office:value="0.00928792569659443" calcext:value-type="percentage">
            <text:p>0,93 %</text:p>
          </table:table-cell>
          <table:table-cell table:style-name="ce46" office:value-type="float" office:value="42" calcext:value-type="float">
            <text:p>42</text:p>
          </table:table-cell>
          <table:table-cell/>
          <table:table-cell table:style-name="ce77" office:value-type="string" calcext:value-type="string">
            <text:p>Alto Gállego</text:p>
          </table:table-cell>
          <table:table-cell table:style-name="ce101" office:value-type="float" office:value="12" calcext:value-type="float">
            <text:p>12</text:p>
          </table:table-cell>
          <table:table-cell table:style-name="ce125" table:formula="of:=[.G69]/[.$G$96]" office:value-type="percentage" office:value="0.0185758513931889" calcext:value-type="percentage">
            <text:p>1,86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9" office:value-type="string" calcext:value-type="string">
            <text:p>Torrero - La Paz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70]/[.$B$119]" office:value-type="percentage" office:value="0.00928792569659443" calcext:value-type="percentage">
            <text:p>0,93 %</text:p>
          </table:table-cell>
          <table:table-cell table:style-name="ce46" office:value-type="float" office:value="43" calcext:value-type="float">
            <text:p>43</text:p>
          </table:table-cell>
          <table:table-cell/>
          <table:table-cell table:style-name="ce77" office:value-type="string" calcext:value-type="string">
            <text:p>Bajo Cinca / Baix Cinca</text:p>
          </table:table-cell>
          <table:table-cell table:style-name="ce101" office:value-type="float" office:value="12" calcext:value-type="float">
            <text:p>12</text:p>
          </table:table-cell>
          <table:table-cell table:style-name="ce125" table:formula="of:=[.G70]/[.$G$96]" office:value-type="percentage" office:value="0.0185758513931889" calcext:value-type="percentage">
            <text:p>1,86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9" office:value-type="string" calcext:value-type="string">
            <text:p>Zuera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71]/[.$B$119]" office:value-type="percentage" office:value="0.00928792569659443" calcext:value-type="percentage">
            <text:p>0,93 %</text:p>
          </table:table-cell>
          <table:table-cell table:style-name="ce46" office:value-type="float" office:value="44" calcext:value-type="float">
            <text:p>44</text:p>
          </table:table-cell>
          <table:table-cell/>
          <table:table-cell table:style-name="ce77" office:value-type="string" calcext:value-type="string">
            <text:p>Los Monegros</text:p>
          </table:table-cell>
          <table:table-cell table:style-name="ce101" office:value-type="float" office:value="12" calcext:value-type="float">
            <text:p>12</text:p>
          </table:table-cell>
          <table:table-cell table:style-name="ce125" table:formula="of:=[.G71]/[.$G$96]" office:value-type="percentage" office:value="0.0185758513931889" calcext:value-type="percentage">
            <text:p>1,86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9" office:value-type="string" calcext:value-type="string">
            <text:p>Almozara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2]/[.$B$119]" office:value-type="percentage" office:value="0.00773993808049536" calcext:value-type="percentage">
            <text:p>0,77 %</text:p>
          </table:table-cell>
          <table:table-cell table:style-name="ce46" office:value-type="float" office:value="45" calcext:value-type="float">
            <text:p>45</text:p>
          </table:table-cell>
          <table:table-cell/>
          <table:table-cell table:style-name="ce77" office:value-type="string" calcext:value-type="string">
            <text:p>Campo De Borja</text:p>
          </table:table-cell>
          <table:table-cell table:style-name="ce101" office:value-type="float" office:value="11" calcext:value-type="float">
            <text:p>11</text:p>
          </table:table-cell>
          <table:table-cell table:style-name="ce125" table:formula="of:=[.G72]/[.$G$96]" office:value-type="percentage" office:value="0.0170278637770898" calcext:value-type="percentage">
            <text:p>1,70 %</text:p>
          </table:table-cell>
          <table:table-cell/>
          <table:table-cell table:style-name="ce136" table:number-columns-repeated="3"/>
          <table:table-cell/>
        </table:table-row>
        <table:table-row table:style-name="ro2">
          <table:table-cell table:style-name="ce19" office:value-type="string" calcext:value-type="string">
            <text:p>Hernán Cortés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3]/[.$B$119]" office:value-type="percentage" office:value="0.00773993808049536" calcext:value-type="percentage">
            <text:p>0,77 %</text:p>
          </table:table-cell>
          <table:table-cell table:style-name="ce46" office:value-type="float" office:value="46" calcext:value-type="float">
            <text:p>46</text:p>
          </table:table-cell>
          <table:table-cell/>
          <table:table-cell table:style-name="ce77" office:value-type="string" calcext:value-type="string">
            <text:p>Cuencas Mineras</text:p>
          </table:table-cell>
          <table:table-cell table:style-name="ce101" office:value-type="float" office:value="10" calcext:value-type="float">
            <text:p>10</text:p>
          </table:table-cell>
          <table:table-cell table:style-name="ce125" table:formula="of:=[.G73]/[.$G$96]" office:value-type="percentage" office:value="0.0154798761609907" calcext:value-type="percentage">
            <text:p>1,55 %</text:p>
          </table:table-cell>
          <table:table-cell table:number-columns-repeated="2"/>
          <table:table-cell table:style-name="ce136" table:number-columns-repeated="2"/>
          <table:table-cell/>
        </table:table-row>
        <table:table-row table:style-name="ro2">
          <table:table-cell table:style-name="ce19" office:value-type="string" calcext:value-type="string">
            <text:p>Jaca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4]/[.$B$119]" office:value-type="percentage" office:value="0.00773993808049536" calcext:value-type="percentage">
            <text:p>0,77 %</text:p>
          </table:table-cell>
          <table:table-cell table:style-name="ce46" office:value-type="float" office:value="47" calcext:value-type="float">
            <text:p>47</text:p>
          </table:table-cell>
          <table:table-cell/>
          <table:table-cell table:style-name="ce78" office:value-type="string" calcext:value-type="string">
            <text:p>Ribera Alta Del Ebro</text:p>
          </table:table-cell>
          <table:table-cell table:style-name="ce102" office:value-type="float" office:value="8" calcext:value-type="float">
            <text:p>8</text:p>
          </table:table-cell>
          <table:table-cell table:style-name="ce126" table:formula="of:=[.G74]/[.$G$96]" office:value-type="percentage" office:value="0.0123839009287926" calcext:value-type="percentage">
            <text:p>1,24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Miralbueno-Garrapinillos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5]/[.$B$119]" office:value-type="percentage" office:value="0.00773993808049536" calcext:value-type="percentage">
            <text:p>0,77 %</text:p>
          </table:table-cell>
          <table:table-cell table:style-name="ce46" office:value-type="float" office:value="48" calcext:value-type="float">
            <text:p>48</text:p>
          </table:table-cell>
          <table:table-cell/>
          <table:table-cell table:style-name="ce78" office:value-type="string" calcext:value-type="string">
            <text:p>La Jacetania</text:p>
          </table:table-cell>
          <table:table-cell table:style-name="ce102" office:value-type="float" office:value="7" calcext:value-type="float">
            <text:p>7</text:p>
          </table:table-cell>
          <table:table-cell table:style-name="ce126" table:formula="of:=[.G75]/[.$G$96]" office:value-type="percentage" office:value="0.0108359133126935" calcext:value-type="percentage">
            <text:p>1,08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Sariñena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6]/[.$B$119]" office:value-type="percentage" office:value="0.00773993808049536" calcext:value-type="percentage">
            <text:p>0,77 %</text:p>
          </table:table-cell>
          <table:table-cell table:style-name="ce46" office:value-type="float" office:value="49" calcext:value-type="float">
            <text:p>49</text:p>
          </table:table-cell>
          <table:table-cell/>
          <table:table-cell table:style-name="ce78" office:value-type="string" calcext:value-type="string">
            <text:p>Comunidad De Calatayud</text:p>
          </table:table-cell>
          <table:table-cell table:style-name="ce102" office:value-type="float" office:value="6" calcext:value-type="float">
            <text:p>6</text:p>
          </table:table-cell>
          <table:table-cell table:style-name="ce126" table:formula="of:=[.G76]/[.$G$96]" office:value-type="percentage" office:value="0.00928792569659443" calcext:value-type="percentage">
            <text:p>0,9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ctur Oeste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7]/[.$B$119]" office:value-type="percentage" office:value="0.00619195046439629" calcext:value-type="percentage">
            <text:p>0,62 %</text:p>
          </table:table-cell>
          <table:table-cell table:style-name="ce46" office:value-type="float" office:value="50" calcext:value-type="float">
            <text:p>50</text:p>
          </table:table-cell>
          <table:table-cell/>
          <table:table-cell table:style-name="ce78" office:value-type="string" calcext:value-type="string">
            <text:p>La Ribagorza</text:p>
          </table:table-cell>
          <table:table-cell table:style-name="ce102" office:value-type="float" office:value="5" calcext:value-type="float">
            <text:p>5</text:p>
          </table:table-cell>
          <table:table-cell table:style-name="ce126" table:formula="of:=[.G77]/[.$G$96]" office:value-type="percentage" office:value="0.00773993808049536" calcext:value-type="percentage">
            <text:p>0,77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Grañén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8]/[.$B$119]" office:value-type="percentage" office:value="0.00619195046439629" calcext:value-type="percentage">
            <text:p>0,62 %</text:p>
          </table:table-cell>
          <table:table-cell table:style-name="ce46" office:value-type="float" office:value="51" calcext:value-type="float">
            <text:p>51</text:p>
          </table:table-cell>
          <table:table-cell/>
          <table:table-cell table:style-name="ce78" office:value-type="string" calcext:value-type="string">
            <text:p>Ribera Baja Del Ebro</text:p>
          </table:table-cell>
          <table:table-cell table:style-name="ce102" office:value-type="float" office:value="5" calcext:value-type="float">
            <text:p>5</text:p>
          </table:table-cell>
          <table:table-cell table:style-name="ce126" table:formula="of:=[.G78]/[.$G$96]" office:value-type="percentage" office:value="0.00773993808049536" calcext:value-type="percentage">
            <text:p>0,77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Illueca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9]/[.$B$119]" office:value-type="percentage" office:value="0.00619195046439629" calcext:value-type="percentage">
            <text:p>0,62 %</text:p>
          </table:table-cell>
          <table:table-cell table:style-name="ce46" office:value-type="float" office:value="52" calcext:value-type="float">
            <text:p>52</text:p>
          </table:table-cell>
          <table:table-cell/>
          <table:table-cell table:style-name="ce79" office:value-type="string" calcext:value-type="string">
            <text:p>Aranda</text:p>
          </table:table-cell>
          <table:table-cell table:style-name="ce103" office:value-type="float" office:value="4" calcext:value-type="float">
            <text:p>4</text:p>
          </table:table-cell>
          <table:table-cell table:style-name="ce127" table:formula="of:=[.G79]/[.$G$96]" office:value-type="percentage" office:value="0.00619195046439629" calcext:value-type="percentage">
            <text:p>0,62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San José Centro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80]/[.$B$119]" office:value-type="percentage" office:value="0.00619195046439629" calcext:value-type="percentage">
            <text:p>0,62 %</text:p>
          </table:table-cell>
          <table:table-cell table:style-name="ce46" office:value-type="float" office:value="53" calcext:value-type="float">
            <text:p>53</text:p>
          </table:table-cell>
          <table:table-cell/>
          <table:table-cell table:style-name="ce79" office:value-type="string" calcext:value-type="string">
            <text:p>Bajo Aragón</text:p>
          </table:table-cell>
          <table:table-cell table:style-name="ce103" office:value-type="float" office:value="4" calcext:value-type="float">
            <text:p>4</text:p>
          </table:table-cell>
          <table:table-cell table:style-name="ce127" table:formula="of:=[.G80]/[.$G$96]" office:value-type="percentage" office:value="0.00619195046439629" calcext:value-type="percentage">
            <text:p>0,62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9" office:value-type="float" office:value="4" calcext:value-type="float">
            <text:p>4</text:p>
          </table:table-cell>
          <table:table-cell table:style-name="ce40" table:formula="of:=[.B81]/[.$B$119]" office:value-type="percentage" office:value="0.00619195046439629" calcext:value-type="percentage">
            <text:p>0,62 %</text:p>
          </table:table-cell>
          <table:table-cell table:style-name="ce46" office:value-type="float" office:value="54" calcext:value-type="float">
            <text:p>54</text:p>
          </table:table-cell>
          <table:table-cell/>
          <table:table-cell table:style-name="ce79" office:value-type="string" calcext:value-type="string">
            <text:p>Tarazona Y El Moncayo</text:p>
          </table:table-cell>
          <table:table-cell table:style-name="ce103" office:value-type="float" office:value="4" calcext:value-type="float">
            <text:p>4</text:p>
          </table:table-cell>
          <table:table-cell table:style-name="ce127" table:formula="of:=[.G81]/[.$G$96]" office:value-type="percentage" office:value="0.00619195046439629" calcext:value-type="percentage">
            <text:p>0,62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Tarazona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82]/[.$B$119]" office:value-type="percentage" office:value="0.00619195046439629" calcext:value-type="percentage">
            <text:p>0,62 %</text:p>
          </table:table-cell>
          <table:table-cell table:style-name="ce46" office:value-type="float" office:value="55" calcext:value-type="float">
            <text:p>55</text:p>
          </table:table-cell>
          <table:table-cell/>
          <table:table-cell table:style-name="ce79" office:value-type="string" calcext:value-type="string">
            <text:p>Andorra-Sierra De Arcos</text:p>
          </table:table-cell>
          <table:table-cell table:style-name="ce103" office:value-type="float" office:value="3" calcext:value-type="float">
            <text:p>3</text:p>
          </table:table-cell>
          <table:table-cell table:style-name="ce127" table:formula="of:=[.G82]/[.$G$96]" office:value-type="percentage" office:value="0.00464396284829721" calcext:value-type="percentage">
            <text:p>0,4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lcañiz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3]/[.$B$119]" office:value-type="percentage" office:value="0.00464396284829721" calcext:value-type="percentage">
            <text:p>0,46 %</text:p>
          </table:table-cell>
          <table:table-cell table:style-name="ce46" office:value-type="float" office:value="56" calcext:value-type="float">
            <text:p>56</text:p>
          </table:table-cell>
          <table:table-cell/>
          <table:table-cell table:style-name="ce79" office:value-type="string" calcext:value-type="string">
            <text:p>Campo De Belchite</text:p>
          </table:table-cell>
          <table:table-cell table:style-name="ce103" office:value-type="float" office:value="3" calcext:value-type="float">
            <text:p>3</text:p>
          </table:table-cell>
          <table:table-cell table:style-name="ce127" table:formula="of:=[.G83]/[.$G$96]" office:value-type="percentage" office:value="0.00464396284829721" calcext:value-type="percentage">
            <text:p>0,4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ndorr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4]/[.$B$119]" office:value-type="percentage" office:value="0.00464396284829721" calcext:value-type="percentage">
            <text:p>0,46 %</text:p>
          </table:table-cell>
          <table:table-cell table:style-name="ce46" office:value-type="float" office:value="57" calcext:value-type="float">
            <text:p>57</text:p>
          </table:table-cell>
          <table:table-cell/>
          <table:table-cell table:style-name="ce79" office:value-type="string" calcext:value-type="string">
            <text:p>Jiloca</text:p>
          </table:table-cell>
          <table:table-cell table:style-name="ce103" office:value-type="float" office:value="3" calcext:value-type="float">
            <text:p>3</text:p>
          </table:table-cell>
          <table:table-cell table:style-name="ce127" table:formula="of:=[.G84]/[.$G$96]" office:value-type="percentage" office:value="0.00464396284829721" calcext:value-type="percentage">
            <text:p>0,4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Biescas-Valle de Ten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5]/[.$B$119]" office:value-type="percentage" office:value="0.00464396284829721" calcext:value-type="percentage">
            <text:p>0,46 %</text:p>
          </table:table-cell>
          <table:table-cell table:style-name="ce46" office:value-type="float" office:value="58" calcext:value-type="float">
            <text:p>58</text:p>
          </table:table-cell>
          <table:table-cell/>
          <table:table-cell table:style-name="ce79" office:value-type="string" calcext:value-type="string">
            <text:p>Campo De Cariñena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5]/[.$G$96]" office:value-type="percentage" office:value="0.00309597523219814" calcext:value-type="percentage">
            <text:p>0,31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mpo de Belchite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6]/[.$B$119]" office:value-type="percentage" office:value="0.00464396284829721" calcext:value-type="percentage">
            <text:p>0,46 %</text:p>
          </table:table-cell>
          <table:table-cell table:style-name="ce46" office:value-type="float" office:value="59" calcext:value-type="float">
            <text:p>59</text:p>
          </table:table-cell>
          <table:table-cell/>
          <table:table-cell table:style-name="ce79" office:value-type="string" calcext:value-type="string">
            <text:p>Gúdar-Javalambre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6]/[.$G$96]" office:value-type="percentage" office:value="0.00309597523219814" calcext:value-type="percentage">
            <text:p>0,31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sablanc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7]/[.$B$119]" office:value-type="percentage" office:value="0.00464396284829721" calcext:value-type="percentage">
            <text:p>0,46 %</text:p>
          </table:table-cell>
          <table:table-cell table:style-name="ce46" office:value-type="float" office:value="60" calcext:value-type="float">
            <text:p>60</text:p>
          </table:table-cell>
          <table:table-cell/>
          <table:table-cell table:style-name="ce79" office:value-type="string" calcext:value-type="string">
            <text:p>Matarraña / Matarranya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7]/[.$G$96]" office:value-type="percentage" office:value="0.00309597523219814" calcext:value-type="percentage">
            <text:p>0,31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9" office:value-type="float" office:value="3" calcext:value-type="float">
            <text:p>3</text:p>
          </table:table-cell>
          <table:table-cell table:style-name="ce40" table:formula="of:=[.B88]/[.$B$119]" office:value-type="percentage" office:value="0.00464396284829721" calcext:value-type="percentage">
            <text:p>0,46 %</text:p>
          </table:table-cell>
          <table:table-cell table:style-name="ce46" office:value-type="float" office:value="61" calcext:value-type="float">
            <text:p>61</text:p>
          </table:table-cell>
          <table:table-cell/>
          <table:table-cell table:style-name="ce79" office:value-type="string" calcext:value-type="string">
            <text:p>Sobrarbe</text:p>
          </table:table-cell>
          <table:table-cell table:style-name="ce103" office:value-type="float" office:value="2" calcext:value-type="float">
            <text:p>2</text:p>
          </table:table-cell>
          <table:table-cell table:style-name="ce127" table:formula="of:=[.G88]/[.$G$96]" office:value-type="percentage" office:value="0.00309597523219814" calcext:value-type="percentage">
            <text:p>0,31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Parque Goy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9]/[.$B$119]" office:value-type="percentage" office:value="0.00464396284829721" calcext:value-type="percentage">
            <text:p>0,46 %</text:p>
          </table:table-cell>
          <table:table-cell table:style-name="ce46" office:value-type="float" office:value="62" calcext:value-type="float">
            <text:p>62</text:p>
          </table:table-cell>
          <table:table-cell/>
          <table:table-cell table:style-name="ce79" office:value-type="string" calcext:value-type="string">
            <text:p>Bajo Aragón-Caspe / Baix Aragó-Casp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89]/[.$G$96]" office:value-type="percentage" office:value="0.00154798761609907" calcext:value-type="percentage">
            <text:p>0,1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Romareda - Seminario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90]/[.$B$119]" office:value-type="percentage" office:value="0.00464396284829721" calcext:value-type="percentage">
            <text:p>0,46 %</text:p>
          </table:table-cell>
          <table:table-cell table:style-name="ce46" office:value-type="float" office:value="63" calcext:value-type="float">
            <text:p>63</text:p>
          </table:table-cell>
          <table:table-cell/>
          <table:table-cell table:style-name="ce79" office:value-type="string" calcext:value-type="string">
            <text:p>Bajo Martín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0]/[.$G$96]" office:value-type="percentage" office:value="0.00154798761609907" calcext:value-type="percentage">
            <text:p>0,1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Valdefierro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91]/[.$B$119]" office:value-type="percentage" office:value="0.00464396284829721" calcext:value-type="percentage">
            <text:p>0,46 %</text:p>
          </table:table-cell>
          <table:table-cell table:style-name="ce46" office:value-type="float" office:value="64" calcext:value-type="float">
            <text:p>64</text:p>
          </table:table-cell>
          <table:table-cell/>
          <table:table-cell table:style-name="ce79" office:value-type="string" calcext:value-type="string">
            <text:p>Campo De Daroca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1]/[.$G$96]" office:value-type="percentage" office:value="0.00154798761609907" calcext:value-type="percentage">
            <text:p>0,1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Villamayor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92]/[.$B$119]" office:value-type="percentage" office:value="0.00464396284829721" calcext:value-type="percentage">
            <text:p>0,46 %</text:p>
          </table:table-cell>
          <table:table-cell table:style-name="ce46" office:value-type="float" office:value="65" calcext:value-type="float">
            <text:p>65</text:p>
          </table:table-cell>
          <table:table-cell/>
          <table:table-cell table:style-name="ce79" office:value-type="string" calcext:value-type="string">
            <text:p>Maestrazgo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2]/[.$G$96]" office:value-type="percentage" office:value="0.00154798761609907" calcext:value-type="percentage">
            <text:p>0,15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9" office:value-type="float" office:value="2" calcext:value-type="float">
            <text:p>2</text:p>
          </table:table-cell>
          <table:table-cell table:style-name="ce40" table:formula="of:=[.B93]/[.$B$119]" office:value-type="percentage" office:value="0.00309597523219814" calcext:value-type="percentage">
            <text:p>0,31 %</text:p>
          </table:table-cell>
          <table:table-cell table:style-name="ce46" office:value-type="float" office:value="66" calcext:value-type="float">
            <text:p>66</text:p>
          </table:table-cell>
          <table:table-cell/>
          <table:table-cell table:style-name="ce79" office:value-type="string" calcext:value-type="string">
            <text:p>Sierra De Albarracín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3]/[.$G$96]" office:value-type="percentage" office:value="0.00154798761609907" calcext:value-type="percentage">
            <text:p>0,1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Bujaraloz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4]/[.$B$119]" office:value-type="percentage" office:value="0.00309597523219814" calcext:value-type="percentage">
            <text:p>0,31 %</text:p>
          </table:table-cell>
          <table:table-cell table:style-name="ce46" office:value-type="float" office:value="67" calcext:value-type="float">
            <text:p>67</text:p>
          </table:table-cell>
          <table:table-cell/>
          <table:table-cell table:style-name="ce79" office:value-type="string" calcext:value-type="string">
            <text:p>Valdejalón</text:p>
          </table:table-cell>
          <table:table-cell table:style-name="ce103" office:value-type="float" office:value="1" calcext:value-type="float">
            <text:p>1</text:p>
          </table:table-cell>
          <table:table-cell table:style-name="ce127" table:formula="of:=[.G94]/[.$G$96]" office:value-type="percentage" office:value="0.00154798761609907" calcext:value-type="percentage">
            <text:p>0,1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riñena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5]/[.$B$119]" office:value-type="percentage" office:value="0.00309597523219814" calcext:value-type="percentage">
            <text:p>0,31 %</text:p>
          </table:table-cell>
          <table:table-cell table:style-name="ce46" office:value-type="float" office:value="68" calcext:value-type="float">
            <text:p>68</text:p>
          </table:table-cell>
          <table:table-cell/>
          <table:table-cell table:style-name="ce80" office:value-type="string" calcext:value-type="string">
            <text:p>Desconocido</text:p>
          </table:table-cell>
          <table:table-cell table:style-name="ce104" office:value-type="float" office:value="25" calcext:value-type="float">
            <text:p>25</text:p>
          </table:table-cell>
          <table:table-cell table:style-name="ce128" table:formula="of:=[.G95]/[.$G$96]" office:value-type="percentage" office:value="0.0386996904024768" calcext:value-type="percentage">
            <text:p>3,87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9" office:value-type="float" office:value="2" calcext:value-type="float">
            <text:p>2</text:p>
          </table:table-cell>
          <table:table-cell table:style-name="ce40" table:formula="of:=[.B96]/[.$B$119]" office:value-type="percentage" office:value="0.00309597523219814" calcext:value-type="percentage">
            <text:p>0,31 %</text:p>
          </table:table-cell>
          <table:table-cell table:style-name="ce46" office:value-type="float" office:value="69" calcext:value-type="float">
            <text:p>69</text:p>
          </table:table-cell>
          <table:table-cell/>
          <table:table-cell table:style-name="ce66"/>
          <table:table-cell table:style-name="ce93" table:formula="of:=SUM([.G62:.G95])" office:value-type="float" office:value="646" calcext:value-type="float">
            <text:p>646</text:p>
          </table:table-cell>
          <table:table-cell table:style-name="ce129"/>
          <table:table-cell table:number-columns-repeated="5"/>
        </table:table-row>
        <table:table-row table:style-name="ro2">
          <table:table-cell table:style-name="ce19" office:value-type="string" calcext:value-type="string">
            <text:p>Santa Isabel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7]/[.$B$119]" office:value-type="percentage" office:value="0.00309597523219814" calcext:value-type="percentage">
            <text:p>0,31 %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Sos del Rey Católico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8]/[.$B$119]" office:value-type="percentage" office:value="0.00309597523219814" calcext:value-type="percentage">
            <text:p>0,31 %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Valderrobres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9]/[.$B$119]" office:value-type="percentage" office:value="0.00309597523219814" calcext:value-type="percentage">
            <text:p>0,31 %</text:p>
          </table:table-cell>
          <table:table-cell table:style-name="ce46" office:value-type="float" office:value="72" calcext:value-type="float">
            <text:p>72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Almudévar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0]/[.$B$119]" office:value-type="percentage" office:value="0.00154798761609907" calcext:value-type="percentage">
            <text:p>0,15 %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Broto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1]/[.$B$119]" office:value-type="percentage" office:value="0.00154798761609907" calcext:value-type="percentage">
            <text:p>0,15 %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Calamoch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2]/[.$B$119]" office:value-type="percentage" office:value="0.00154798761609907" calcext:value-type="percentage">
            <text:p>0,15 %</text:p>
          </table:table-cell>
          <table:table-cell table:style-name="ce46"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Cantaviej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3]/[.$B$119]" office:value-type="percentage" office:value="0.00154798761609907" calcext:value-type="percentage">
            <text:p>0,15 %</text:p>
          </table:table-cell>
          <table:table-cell table:style-name="ce46" office:value-type="float" office:value="76" calcext:value-type="float">
            <text:p>76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Cedrillas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4]/[.$B$119]" office:value-type="percentage" office:value="0.00154798761609907" calcext:value-type="percentage">
            <text:p>0,15 %</text:p>
          </table:table-cell>
          <table:table-cell table:style-name="ce46" office:value-type="float" office:value="77" calcext:value-type="float">
            <text:p>77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Cell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5]/[.$B$119]" office:value-type="percentage" office:value="0.00154798761609907" calcext:value-type="percentage">
            <text:p>0,15 %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Daroc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6]/[.$B$119]" office:value-type="percentage" office:value="0.00154798761609907" calcext:value-type="percentage">
            <text:p>0,15 %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Híjar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7]/[.$B$119]" office:value-type="percentage" office:value="0.00154798761609907" calcext:value-type="percentage">
            <text:p>0,15 %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08]/[.$B$119]" office:value-type="percentage" office:value="0.00154798761609907" calcext:value-type="percentage">
            <text:p>0,15 %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Maell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9]/[.$B$119]" office:value-type="percentage" office:value="0.00154798761609907" calcext:value-type="percentage">
            <text:p>0,15 %</text:p>
          </table:table-cell>
          <table:table-cell table:style-name="ce46" office:value-type="float" office:value="82" calcext:value-type="float">
            <text:p>82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Mas de las Matas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0]/[.$B$119]" office:value-type="percentage" office:value="0.00154798761609907" calcext:value-type="percentage">
            <text:p>0,15 %</text:p>
          </table:table-cell>
          <table:table-cell table:style-name="ce46" office:value-type="float" office:value="83" calcext:value-type="float">
            <text:p>83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Monreal del Campo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1]/[.$B$119]" office:value-type="percentage" office:value="0.00154798761609907" calcext:value-type="percentage">
            <text:p>0,15 %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12]/[.$B$119]" office:value-type="percentage" office:value="0.00154798761609907" calcext:value-type="percentage">
            <text:p>0,15 %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Mora de Rubielos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3]/[.$B$119]" office:value-type="percentage" office:value="0.00154798761609907" calcext:value-type="percentage">
            <text:p>0,15 %</text:p>
          </table:table-cell>
          <table:table-cell table:style-name="ce46" office:value-type="float" office:value="86" calcext:value-type="float">
            <text:p>86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Mosqueruel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4]/[.$B$119]" office:value-type="percentage" office:value="0.00154798761609907" calcext:value-type="percentage">
            <text:p>0,15 %</text:p>
          </table:table-cell>
          <table:table-cell table:style-name="ce46" office:value-type="float" office:value="87" calcext:value-type="float">
            <text:p>87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Sádab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5]/[.$B$119]" office:value-type="percentage" office:value="0.00154798761609907" calcext:value-type="percentage">
            <text:p>0,15 %</text:p>
          </table:table-cell>
          <table:table-cell table:style-name="ce46"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Tauste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6]/[.$B$119]" office:value-type="percentage" office:value="0.00154798761609907" calcext:value-type="percentage">
            <text:p>0,15 %</text:p>
          </table:table-cell>
          <table:table-cell table:style-name="ce46"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Villel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7]/[.$B$119]" office:value-type="percentage" office:value="0.00154798761609907" calcext:value-type="percentage">
            <text:p>0,15 %</text:p>
          </table:table-cell>
          <table:table-cell table:style-name="ce46"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 table:style-name="ce17" office:value-type="string" calcext:value-type="string">
            <text:p>Zona básica de salud no identificada</text:p>
          </table:table-cell>
          <table:table-cell table:style-name="ce31" office:value-type="float" office:value="31" calcext:value-type="float">
            <text:p>31</text:p>
          </table:table-cell>
          <table:table-cell table:style-name="ce40" table:formula="of:=[.B118]/[.$B$119]" office:value-type="percentage" office:value="0.0479876160990712" calcext:value-type="percentage">
            <text:p>4,80 %</text:p>
          </table:table-cell>
          <table:table-cell table:style-name="ce46"/>
          <table:table-cell table:number-columns-repeated="9"/>
        </table:table-row>
        <table:table-row table:style-name="ro5">
          <table:table-cell table:style-name="ce20" office:value-type="string" calcext:value-type="string">
            <text:p>Total casos confirmados en Aragón</text:p>
          </table:table-cell>
          <table:table-cell table:style-name="ce34" table:formula="of:=SUM([.B28:.B118])" office:value-type="float" office:value="646" calcext:value-type="float">
            <text:p>646</text:p>
          </table:table-cell>
          <table:table-cell table:number-columns-repeated="11"/>
        </table:table-row>
        <table:table-row table:style-name="ro3" table:number-rows-repeated="1048456">
          <table:table-cell table:number-columns-repeated="13"/>
        </table:table-row>
        <table:table-row table:style-name="ro3">
          <table:table-cell table:number-columns-repeated="13"/>
        </table:table-row>
        <table:named-expressions>
          <table:named-range table:name="_xlnm._FilterDatabase" table:base-cell-address="$'20201109'.$A$1" table:cell-range-address="$'20201109'.$F$43:.$H$56"/>
        </table:named-expressions>
      </table:table>
      <table:named-expressions/>
      <table:database-ranges>
        <table:database-range table:name="__Anonymous_Sheet_DB__0" table:target-range-address="'20201109'.F43:'20201109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9" style:display-name="PageStyle_202011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11T18:34:23.720734809</dc:date>
    <meta:generator>LibreOffice/6.0.7.3$Linux_X86_64 LibreOffice_project/00m0$Build-3</meta:generator>
    <meta:editing-duration>PT2M34S</meta:editing-duration>
    <meta:editing-cycles>1</meta:editing-cycles>
    <meta:document-statistic meta:table-count="1" meta:cell-count="65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